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in" fo:margin-bottom="0in" style:contextual-spacing="false"/>
    </style:style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 style:list-style-name="L3">
      <style:paragraph-properties fo:margin-top="0in" fo:margin-bottom="0in" style:contextual-spacing="fals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Obiectivele Iterației 1</text:h>
      <text:p text:style-name="Text_20_body">Vom implementa exclusiv secțiunea de <text:span text:style-name="Strong_20_Emphasis">Must Have</text:span> din modulul <text:span text:style-name="Strong_20_Emphasis">Auth &amp; Register</text:span> (M1-US01 până la M1-US06), deoarece aceasta reprezintă baza accesului în aplicație și fundația pentru toate funcționalitățile viitoare.</text:p>
      <text:list xml:id="list3982383549" text:style-name="L1">
        <text:list-item>
          <text:p text:style-name="P2"><text:span text:style-name="Strong_20_Emphasis">M1-US01:</text:span> Crearea paginii de <text:span text:style-name="Strong_20_Emphasis">landing</text:span>, astfel încât utilizatorul să înțeleagă scopul platformei și să poată intra în fluxul de autentificare. </text:p>
        </text:list-item>
        <text:list-item>
          <text:p text:style-name="P2"><text:span text:style-name="Strong_20_Emphasis">M1-US02:</text:span> Implementarea funcționalității de <text:span text:style-name="Strong_20_Emphasis">login</text:span> din interfață, pentru accesarea aplicației. </text:p>
        </text:list-item>
        <text:list-item>
          <text:p text:style-name="P2"><text:span text:style-name="Strong_20_Emphasis">M1-US03:</text:span> Implementarea funcționalității de <text:span text:style-name="Strong_20_Emphasis">register</text:span> din interfață, pentru crearea unui cont nou. </text:p>
        </text:list-item>
        <text:list-item>
          <text:p text:style-name="P2"><text:span text:style-name="Strong_20_Emphasis">M1-US04:</text:span> Validarea datelor introduse în formularele de <text:span text:style-name="Strong_20_Emphasis">login</text:span> și <text:span text:style-name="Strong_20_Emphasis">register</text:span>, pentru a preveni inputul invalid și erorile de UX. </text:p>
        </text:list-item>
        <text:list-item>
          <text:p text:style-name="P2"><text:span text:style-name="Strong_20_Emphasis">M1-US05:</text:span> Implementarea unui sistem de <text:span text:style-name="Strong_20_Emphasis">routing clar</text:span> și de <text:span text:style-name="Strong_20_Emphasis">protecție a paginilor</text:span> pe bază de autentificare și rol. </text:p>
        </text:list-item>
        <text:list-item>
          <text:p text:style-name="P1"><text:span text:style-name="Strong_20_Emphasis">M1-US06:</text:span> Afișarea unui <text:span text:style-name="Strong_20_Emphasis">layout comun</text:span> cu <text:span text:style-name="Strong_20_Emphasis">navbar</text:span> sau <text:span text:style-name="Strong_20_Emphasis">sidebar</text:span> în funcție de rol, pentru o navigare coerentă în aplicație. </text:p>
        </text:list-item>
      </text:list>
      <text:p text:style-name="Text_20_body"><text:span text:style-name="Strong_20_Emphasis">Total Story Points:</text:span> 25 SP.</text:p>
      <text:p text:style-name="Horizontal_20_Line"/>
      <text:h text:style-name="Heading_20_2" text:outline-level="2">2. Durata Iterației</text:h>
      <text:list xml:id="list4178085393" text:style-name="L2">
        <text:list-item>
          <text:p text:style-name="P3"><text:span text:style-name="Strong_20_Emphasis">Perioada:</text:span> 1 săptămână. </text:p>
        </text:list-item>
      </text:list>
      <text:p text:style-name="Horizontal_20_Line"/>
      <text:h text:style-name="Heading_20_2" text:outline-level="2">3. Definition of Done (DoD)</text:h>
      <text:p text:style-name="Text_20_body">Un task este considerat finalizat doar dacă:</text:p>
      <text:list xml:id="list1759104262" text:style-name="L3">
        <text:list-item>
          <text:p text:style-name="P5"><text:span text:style-name="Strong_20_Emphasis">Funcționalitate:</text:span> Codul îndeplinește toate criteriile de acceptare definite în User Story. </text:p>
        </text:list-item>
        <text:list-item>
          <text:p text:style-name="P5"><text:span text:style-name="Strong_20_Emphasis">Code Review:</text:span> Pull Request-ul a fost aprobat de cel puțin un alt membru al echipei. </text:p>
        </text:list-item>
        <text:list-item>
          <text:p text:style-name="P5"><text:span text:style-name="Strong_20_Emphasis">Validare UI &amp; UX:</text:span> Formularele de login și register afișează corect erorile și mesajele relevante pentru utilizator. </text:p>
        </text:list-item>
        <text:list-item>
          <text:p text:style-name="P5"><text:span text:style-name="Strong_20_Emphasis">Routing &amp; Securitate:</text:span> Paginile protejate nu pot fi accesate fără autentificare sau fără rolul corespunzător. </text:p>
        </text:list-item>
        <text:list-item>
          <text:p text:style-name="P4"><text:span text:style-name="Strong_20_Emphasis">Containerizare:</text:span> Aplicația rulează corect în mediul definit de proiect.</text:p>
        </text:list-item>
      </text:list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22T14:48:45.253373836</meta:creation-date>
    <dc:date>2026-03-22T14:51:28.733946309</dc:date>
    <meta:editing-duration>PT2M43S</meta:editing-duration>
    <meta:editing-cycles>1</meta:editing-cycles>
    <meta:document-statistic meta:table-count="0" meta:image-count="0" meta:object-count="0" meta:page-count="1" meta:paragraph-count="18" meta:word-count="232" meta:character-count="1542" meta:non-whitespace-character-count="1329"/>
    <meta:generator>LibreOffice/7.3.7.2$Linux_X86_64 LibreOffice_project/30$Build-2</meta:generator>
  </office:meta>
</office:document-meta>
</file>